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6c80" officeooo:paragraph-rsid="001c6c80"/>
    </style:style>
    <style:style style:name="P2" style:family="paragraph" style:parent-style-name="Standard">
      <style:text-properties fo:font-size="18pt" officeooo:rsid="001c6c80" officeooo:paragraph-rsid="001c6c80" style:font-size-asian="18pt" style:font-size-complex="18pt"/>
    </style:style>
    <style:style style:name="P3" style:family="paragraph" style:parent-style-name="Standard">
      <style:text-properties fo:font-size="18pt" fo:font-weight="bold" officeooo:rsid="002bc0fe" officeooo:paragraph-rsid="002bc0fe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4pt" officeooo:rsid="001c6c80" officeooo:paragraph-rsid="001c6c80" style:font-size-asian="14pt" style:font-size-complex="14pt"/>
    </style:style>
    <style:style style:name="P5" style:family="paragraph" style:parent-style-name="Standard">
      <style:text-properties fo:font-size="14pt" officeooo:rsid="001f24c8" officeooo:paragraph-rsid="001f24c8" style:font-size-asian="14pt" style:font-size-complex="14pt"/>
    </style:style>
    <style:style style:name="P6" style:family="paragraph" style:parent-style-name="Standard">
      <style:text-properties fo:font-size="14pt" officeooo:rsid="00216949" officeooo:paragraph-rsid="00216949" style:font-size-asian="14pt" style:font-size-complex="14pt"/>
    </style:style>
    <style:style style:name="P7" style:family="paragraph" style:parent-style-name="Standard">
      <style:text-properties fo:font-size="14pt" officeooo:rsid="0023b5c6" officeooo:paragraph-rsid="0023b5c6" style:font-size-asian="14pt" style:font-size-complex="14pt"/>
    </style:style>
    <style:style style:name="P8" style:family="paragraph" style:parent-style-name="Standard">
      <style:text-properties fo:font-size="14pt" officeooo:rsid="0023b5c6" officeooo:paragraph-rsid="00246fc3" style:font-size-asian="14pt" style:font-size-complex="14pt"/>
    </style:style>
    <style:style style:name="P9" style:family="paragraph" style:parent-style-name="Standard">
      <style:text-properties fo:font-size="14pt" officeooo:rsid="00246fc3" officeooo:paragraph-rsid="00246fc3" style:font-size-asian="14pt" style:font-size-complex="14pt"/>
    </style:style>
    <style:style style:name="P10" style:family="paragraph" style:parent-style-name="Standard">
      <style:text-properties fo:font-size="14pt" officeooo:rsid="002599ec" officeooo:paragraph-rsid="002599ec" style:font-size-asian="14pt" style:font-size-complex="14pt"/>
    </style:style>
    <style:style style:name="P11" style:family="paragraph" style:parent-style-name="Standard">
      <style:text-properties fo:font-size="14pt" officeooo:rsid="0025f5b6" officeooo:paragraph-rsid="0025f5b6" style:font-size-asian="14pt" style:font-size-complex="14pt"/>
    </style:style>
    <style:style style:name="P12" style:family="paragraph" style:parent-style-name="Standard">
      <style:text-properties fo:font-size="14pt" officeooo:rsid="0027cec5" officeooo:paragraph-rsid="0027cec5" style:font-size-asian="14pt" style:font-size-complex="14pt"/>
    </style:style>
    <style:style style:name="P13" style:family="paragraph" style:parent-style-name="Standard">
      <style:text-properties fo:color="#ff3300" fo:font-size="18pt" officeooo:rsid="001cc188" officeooo:paragraph-rsid="001cc188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c188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cc188"/>
    </style:style>
    <style:style style:name="T5" style:family="text">
      <style:text-properties style:text-underline-style="none" officeooo:rsid="001db21b"/>
    </style:style>
    <style:style style:name="T6" style:family="text">
      <style:text-properties style:text-underline-style="none" officeooo:rsid="00216949"/>
    </style:style>
    <style:style style:name="T7" style:family="text">
      <style:text-properties style:text-underline-style="none" officeooo:rsid="002255e9"/>
    </style:style>
    <style:style style:name="T8" style:family="text">
      <style:text-properties style:text-underline-style="none" officeooo:rsid="0023b5c6"/>
    </style:style>
    <style:style style:name="T9" style:family="text">
      <style:text-properties style:text-underline-style="none" officeooo:rsid="00246fc3"/>
    </style:style>
    <style:style style:name="T10" style:family="text">
      <style:text-properties style:text-underline-style="none" officeooo:rsid="0026d257"/>
    </style:style>
    <style:style style:name="T11" style:family="text">
      <style:text-properties style:text-underline-style="none" officeooo:rsid="0029b4e3"/>
    </style:style>
    <style:style style:name="T12" style:family="text">
      <style:text-properties officeooo:rsid="0020d619"/>
    </style:style>
    <style:style style:name="T13" style:family="text">
      <style:text-properties officeooo:rsid="0021694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l examen está basado en una <text:span text:style-name="T1">base de datos</text:span> llamada <text:span text:style-name="T1">laboratorio</text:span>, cuyas <text:span text:style-name="T1">tablas</text:span> son <text:span text:style-name="T1">científicos</text:span>, <text:span text:style-name="T1">proyectos</text:span> y <text:span text:style-name="T1">asignaciones</text:span>. Los archivos de tipo txt están almacenadas en la <text:span text:style-name="T1">carpeta "ficheros"</text:span> y los de tipo sql en la <text:span text:style-name="T1">carpeta "sql"</text:span>.</text:p>
      <text:p text:style-name="P2"/>
      <text:p text:style-name="P3">Haz las llamadas en la clase Main</text:p>
      <text:p text:style-name="P13">Haz un commit por cada apartado terminado</text:p>
      <text:p text:style-name="P1"/>
      <text:p text:style-name="P4">1.- Importa la base de datos "laboratorio.sql" que se encuentra en "sql" desde la consola de comandos.</text:p>
      <text:p text:style-name="P4"/>
      <text:p text:style-name="P5">2.- <text:span text:style-name="T12">En el paquete "control" c</text:span>rea la clase BaseDatos que se encargue de la conexión a la base de datos.</text:p>
      <text:p text:style-name="P4"/>
      <text:p text:style-name="P4"><text:span text:style-name="T13">3</text:span>.- <text:span text:style-name="T2">En la clase "AccesoDatos" crea un método</text:span><text:span text:style-name="T4"> </text:span><text:span text:style-name="T5">estático que, dada una ruta de un fichero y un string con el nombre de una tabla, introduzca los datos del fichero en la tabla.</text:span></text:p>
      <text:p text:style-name="P4"/>
      <text:p text:style-name="P4"><text:span text:style-name="T6">4</text:span><text:span text:style-name="T5">.- </text:span><text:span text:style-name="T4">En el paquete "modelo" c</text:span><text:span text:style-name="T5">rea la respectiva clase para cada tabla, con sus atributos con sus getters y setters, constructores y métodos que creas conveniente.</text:span></text:p>
      <text:p text:style-name="P4"><text:span text:style-name="T5"/></text:p>
      <text:p text:style-name="P6"><text:span text:style-name="T5">5.- </text:span><text:span text:style-name="T3">Para cada clase del paquete "modelo", crea un constructor que reciba por parámetro un array de string (String[]) que contiene los </text:span><text:span text:style-name="T7">atributos</text:span><text:span text:style-name="T3"> para crear un objeto de la clase.</text:span></text:p>
      <text:p text:style-name="P4"><text:span text:style-name="T5"/></text:p>
      <text:p text:style-name="P6"><text:span text:style-name="T7">6</text:span><text:span text:style-name="T5">.- </text:span><text:span text:style-name="T3">En el paquete "AccesoDatos" crea un método que, </text:span><text:span text:style-name="T7">dado el nombre de una tabla y de una base de datos, se conecte a la base de datos y </text:span><text:span text:style-name="T8">obtenga</text:span><text:span text:style-name="T7"> todos los datos de la tabla. Dichos datos se guardarán y devolverán en un ArrayList&lt;String[]&gt;, donde el array representa un registro </text:span><text:span text:style-name="T8">de la tabla</text:span><text:span text:style-name="T7">.</text:span></text:p>
      <text:p text:style-name="P6"><text:span text:style-name="T7"/></text:p>
      <text:p text:style-name="P8"><text:span text:style-name="T7">7.- </text:span><text:span text:style-name="T3">Para cada clase del paquete "modelo", crea un método estático que, dado un ArrayList&lt;String[]&gt;, devuelva un ArrayList de objetos de la misma clase. Utiliza los dos métodos anteriores </text:span><text:span text:style-name="T9">para no duplicar código</text:span><text:span text:style-name="T3">. </text:span></text:p>
      <text:p text:style-name="P8"><text:span text:style-name="T9">Ej: ArrayList&lt;String[]&gt; =&gt; Cientifico.metodo =&gt; ArrayList&lt;Cientifico&gt;</text:span></text:p>
      <text:p text:style-name="P7"><text:span text:style-name="T3"/></text:p>
      <text:p text:style-name="P9"><text:span text:style-name="T3">Opcional</text:span></text:p>
      <text:p text:style-name="P9"><text:span text:style-name="T3">8.- Haz lo mismo que el ejercicio anterior pero con HashMap</text:span></text:p>
      <text:p text:style-name="P9"><text:span text:style-name="T3"/></text:p>
      <text:p text:style-name="P10"><text:span text:style-name="T3">9.- Exporta la base de datos en un fichero "laboratorioResultado.sql" </text:span><text:span text:style-name="T10">en la carpeta "sql"</text:span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oft-page-break/><text:span text:style-name="T3"/></text:p>
      <text:p text:style-name="P11"><text:span text:style-name="T3">Apartado jfx:</text:span></text:p>
      <text:p text:style-name="P12"><text:span text:style-name="T3">Crea una ventana donde aparezca aparezcan dos ComboBox y un ListView. En comboBox1 aparecerá la lista de científicos que, al clickear sobre un científico, aparezca en listView1 sus proyectos asignados. </text:span><text:span text:style-name="T11">Haz lo mismo con los proyectos, donde, al clickear sobre un proyecto, te muestre los científicos involucrad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9M25S</meta:editing-duration>
    <meta:editing-cycles>15</meta:editing-cycles>
    <meta:generator>LibreOffice/5.2.0.4$Windows_x86 LibreOffice_project/066b007f5ebcc236395c7d282ba488bca6720265</meta:generator>
    <dc:date>2019-05-29T10:08:47.633000000</dc:date>
    <meta:document-statistic meta:table-count="0" meta:image-count="0" meta:object-count="0" meta:page-count="2" meta:paragraph-count="16" meta:word-count="346" meta:character-count="2064" meta:non-whitespace-character-count="1733"/>
    <meta:user-defined meta:name="Info 1"/>
    <meta:user-defined meta:name="Info 2"/>
    <meta:user-defined meta:name="Info 3"/>
    <meta:user-defined meta:name="Info 4"/>
  </office:meta>
</office:document-meta>
</file>